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cm" svg:height="5cm" svg:x="2cm" svg:y="8.5cm">
          <text:p text:style-name="P1">Frame</text:p>
          <text:p text:style-name="P1"/>
          <text:p text:style-name="P1">- Score</text:p>
          <text:p text:style-name="P1">+isLastFrame</text:p>
        </draw:rect>
        <draw:rect draw:style-name="gr1" draw:text-style-name="P1" draw:layer="layout" svg:width="6cm" svg:height="4.5cm" svg:x="11cm" svg:y="9cm">
          <text:p text:style-name="P1">Trie</text:p>
          <text:p text:style-name="P1"/>
          <text:p text:style-name="P1">-pinsKnockedDown</text:p>
          <text:p text:style-name="P1">+isSpare</text:p>
          <text:p text:style-name="P2">+isStrike</text:p>
        </draw:rect>
        <draw:rect draw:style-name="gr1" draw:text-style-name="P1" draw:layer="layout" svg:width="7.5cm" svg:height="5cm" svg:x="2.5cm" svg:y="17.5cm">
          <text:p text:style-name="P1">Scorer</text:p>
          <text:p text:style-name="P1"/>
          <text:p text:style-name="P1">score</text:p>
          <text:p text:style-name="P1">getScore(Frame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5T19:03:01</meta:creation-date>
    <dc:date>2012-10-25T21:14:51</dc:date>
    <meta:editing-duration>PT2H11M55S</meta:editing-duration>
    <meta:editing-cycles>6</meta:editing-cycles>
    <meta:generator>OpenOffice.org/3.3$Unix OpenOffice.org_project/330m20$Build-9567</meta:generator>
    <meta:document-statistic meta:object-count="3"/>
  </office:meta>
</office:document-meta>
</file>